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cal notes<text:line-break/>for the Robotic Glockenspiel</text:p>
          </draw:text-box>
        </draw:frame>
        <draw:frame presentation:style-name="pr2" draw:layer="layout" svg:width="24.639cm" svg:height="12.178cm" svg:x="1.4cm" svg:y="4.914cm" presentation:class="subtitle">
          <draw:text-box>
            <text:p>Brad Needham</text:p>
            <text:p>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custom-shape draw:style-name="gr2" draw:text-style-name="P1" draw:layer="layout" svg:width="2.54cm" svg:height="2.54cm" svg:x="5.64cm" svg:y="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54cm" svg:x="8.739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54cm" svg:x="11.839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54cm" svg:x="14.939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54cm" svg:x="18.039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3.6cm" svg:height="0.962cm" svg:x="6.91cm" svg:y="11.951cm">
          <draw:text-box>
            <text:p text:style-name="P2">View from <text:span text:style-name="T1">outside</text:span> of box (pushbutton side)</text:p>
          </draw:text-box>
        </draw:frame>
        <draw:frame draw:style-name="gr3" draw:text-style-name="P1" draw:layer="layout" svg:width="2.263cm" svg:height="2.384cm" svg:x="5.694cm" svg:y="9.566cm">
          <draw:text-box>
            <text:p text:style-name="P1">Green</text:p>
            <text:p text:style-name="P1">On</text:p>
            <text:p text:style-name="P1">/Off</text:p>
          </draw:text-box>
        </draw:frame>
        <draw:frame draw:style-name="gr3" draw:text-style-name="P1" draw:layer="layout" svg:width="2.475cm" svg:height="2.384cm" svg:x="8.795cm" svg:y="9.567cm">
          <draw:text-box>
            <text:p text:style-name="P1">Red</text:p>
            <text:p text:style-name="P1">Play</text:p>
            <text:p text:style-name="P1">/Pause</text:p>
          </draw:text-box>
        </draw:frame>
        <draw:frame draw:style-name="gr3" draw:text-style-name="P1" draw:layer="layout" svg:width="2.305cm" svg:height="2.384cm" svg:x="11.995cm" svg:y="9.567cm">
          <draw:text-box>
            <text:p text:style-name="P1">Yellow</text:p>
            <text:p text:style-name="P1">Skip</text:p>
            <text:p text:style-name="P1">back</text:p>
          </draw:text-box>
        </draw:frame>
        <draw:frame draw:style-name="gr3" draw:text-style-name="P1" draw:layer="layout" svg:width="2.614cm" svg:height="2.384cm" svg:x="14.895cm" svg:y="9.567cm">
          <draw:text-box>
            <text:p text:style-name="P1">Yellow</text:p>
            <text:p text:style-name="P1">Skip</text:p>
            <text:p text:style-name="P1">forward</text:p>
          </draw:text-box>
        </draw:frame>
        <draw:frame draw:style-name="gr3" draw:text-style-name="P1" draw:layer="layout" svg:width="3.669cm" svg:height="2.384cm" svg:x="17.595cm" svg:y="9.567cm">
          <draw:text-box>
            <text:p text:style-name="P1">White</text:p>
            <text:p text:style-name="P1">Shuffle</text:p>
            <text:p text:style-name="P1">/Sequential</text:p>
          </draw:text-box>
        </draw:frame>
        <draw:custom-shape draw:style-name="gr2" draw:text-style-name="P1" draw:layer="layout" svg:width="1.778cm" svg:height="1.778cm" svg:x="5.996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78cm" svg:height="1.778cm" svg:x="9.095cm" svg:y="7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78cm" svg:height="1.778cm" svg:x="12.194cm" svg:y="7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78cm" svg:height="1.778cm" svg:x="15.294cm" svg:y="7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78cm" svg:height="1.778cm" svg:x="18.394cm" svg:y="7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Lighted pushbutton order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user-transformed="true">
          <draw:text-box>
            <text:p text:style-name="P3">Lighted pushbutton / connector wiring</text:p>
          </draw:text-box>
        </draw:frame>
        <draw:custom-shape draw:style-name="gr4" draw:text-style-name="P1" draw:layer="layout" svg:width="1.016cm" svg:height="3.556cm" svg:x="19.92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5.842cm" svg:x="4.94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02cm" svg:y1="9.879cm" svg:x2="10.02cm" svg:y2="10.641cm">
          <text:p/>
        </draw:line>
        <draw:line draw:style-name="gr6" draw:text-style-name="P1" draw:layer="layout" svg:x1="5.619cm" svg:y1="9.878cm" svg:x2="5.619cm" svg:y2="10.64cm">
          <text:p/>
        </draw:line>
        <draw:line draw:style-name="gr6" draw:text-style-name="P1" draw:layer="layout" svg:x1="6.219cm" svg:y1="8.278cm" svg:x2="6.219cm" svg:y2="9.04cm">
          <text:p/>
        </draw:line>
        <draw:line draw:style-name="gr6" draw:text-style-name="P1" draw:layer="layout" svg:x1="9.319cm" svg:y1="8.278cm" svg:x2="9.319cm" svg:y2="9.04cm">
          <text:p/>
        </draw:line>
        <draw:line draw:style-name="gr6" draw:text-style-name="P1" draw:layer="layout" svg:x1="7.819cm" svg:y1="8.278cm" svg:x2="7.819cm" svg:y2="9.04cm">
          <text:p/>
        </draw:line>
        <draw:frame draw:style-name="gr3" draw:text-style-name="P4" draw:layer="layout" svg:width="1.014cm" svg:height="1.276cm" svg:x="5.242cm" svg:y="10.595cm">
          <draw:text-box>
            <text:p text:style-name="P4"><text:span text:style-name="T2">–</text:span></text:p>
          </draw:text-box>
        </draw:frame>
        <draw:frame draw:style-name="gr3" draw:text-style-name="P4" draw:layer="layout" svg:width="1.04cm" svg:height="1.276cm" svg:x="9.643cm" svg:y="10.595cm">
          <draw:text-box>
            <text:p text:style-name="P4"><text:span text:style-name="T2">+</text:span></text:p>
          </draw:text-box>
        </draw:frame>
        <draw:frame draw:style-name="gr3" draw:text-style-name="P4" draw:layer="layout" svg:width="1.167cm" svg:height="1.276cm" svg:x="5.643cm" svg:y="8.795cm">
          <draw:text-box>
            <text:p text:style-name="P4"><text:span text:style-name="T2">C</text:span></text:p>
          </draw:text-box>
        </draw:frame>
        <draw:frame draw:style-name="gr3" draw:text-style-name="P4" draw:layer="layout" svg:width="1.882cm" svg:height="1.276cm" svg:x="6.943cm" svg:y="8.795cm">
          <draw:text-box>
            <text:p text:style-name="P4"><text:span text:style-name="T2">NO</text:span></text:p>
          </draw:text-box>
        </draw:frame>
        <draw:frame draw:style-name="gr3" draw:text-style-name="P4" draw:layer="layout" svg:width="1.831cm" svg:height="1.276cm" svg:x="8.443cm" svg:y="8.795cm">
          <draw:text-box>
            <text:p text:style-name="P4"><text:span text:style-name="T2">NC</text:span></text:p>
          </draw:text-box>
        </draw:frame>
        <draw:frame draw:style-name="gr3" draw:text-style-name="P2" draw:layer="layout" svg:width="5.019cm" svg:height="0.962cm" svg:x="5.463cm" svg:y="13.252cm">
          <draw:text-box>
            <text:p text:style-name="P2"><text:span text:style-name="T1">Back</text:span> of Button</text:p>
          </draw:text-box>
        </draw:frame>
        <draw:line draw:style-name="gr6" draw:text-style-name="P1" draw:layer="layout" svg:x1="10.02cm" svg:y1="10.387cm" svg:x2="13.068cm" svg:y2="10.387cm">
          <text:p/>
        </draw:line>
        <draw:frame draw:style-name="gr7" draw:text-style-name="P1" draw:layer="layout" svg:width="3.884cm" svg:height="2.384cm" svg:x="10.694cm" svg:y="10.492cm">
          <draw:text-box>
            <text:p text:style-name="P1">LED Anode.</text:p>
            <text:p text:style-name="P1">Orange</text:p>
            <text:p text:style-name="P1">wire</text:p>
          </draw:text-box>
        </draw:frame>
        <draw:line draw:style-name="gr6" draw:text-style-name="P1" draw:layer="layout" svg:x1="2.519cm" svg:y1="10.386cm" svg:x2="5.567cm" svg:y2="10.386cm">
          <text:p/>
        </draw:line>
        <draw:frame draw:style-name="gr7" draw:text-style-name="P1" draw:layer="layout" svg:width="4.481cm" svg:height="2.384cm" svg:x="0.694cm" svg:y="10.493cm">
          <draw:text-box>
            <text:p text:style-name="P1">LED Cathode.</text:p>
            <text:p text:style-name="P1">Orange/White</text:p>
            <text:p text:style-name="P1"><text:s/>wire</text:p>
          </draw:text-box>
        </draw:frame>
        <draw:line draw:style-name="gr6" draw:text-style-name="P1" draw:layer="layout" svg:x1="6.219cm" svg:y1="8.795cm" svg:x2="2.54cm" svg:y2="8.863cm">
          <text:p/>
        </draw:line>
        <draw:line draw:style-name="gr6" draw:text-style-name="P1" draw:layer="layout" svg:x1="7.819cm" svg:y1="8.795cm" svg:x2="9.906cm" svg:y2="7.085cm">
          <text:p/>
        </draw:line>
        <draw:line draw:style-name="gr6" draw:text-style-name="P1" draw:layer="layout" svg:x1="9.906cm" svg:y1="7.085cm" svg:x2="12.954cm" svg:y2="7.085cm">
          <text:p/>
        </draw:line>
        <draw:frame draw:style-name="gr7" draw:text-style-name="P1" draw:layer="layout" svg:width="5.26cm" svg:height="2.384cm" svg:x="0.694cm" svg:y="6.493cm">
          <draw:text-box>
            <text:p text:style-name="P1">Button Common.</text:p>
            <text:p text:style-name="P1">Blue/White</text:p>
            <text:p text:style-name="P1"><text:s/>wire</text:p>
          </draw:text-box>
        </draw:frame>
        <draw:frame draw:style-name="gr7" draw:text-style-name="P1" draw:layer="layout" svg:width="6.949cm" svg:height="2.384cm" svg:x="10.094cm" svg:y="6.993cm">
          <draw:text-box>
            <text:p text:style-name="P1">Button Normally-Open.</text:p>
            <text:p text:style-name="P1">Blue</text:p>
            <text:p text:style-name="P1"><text:s/>wire</text:p>
          </draw:text-box>
        </draw:frame>
        <draw:custom-shape draw:style-name="gr4" draw:text-style-name="P1" draw:layer="layout" svg:width="1.016cm" svg:height="3.556cm" svg:x="21.022cm" svg:y="13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16cm" svg:height="1.016cm" draw:transform="rotate (-3.14159265358979) translate (22.038cm 17.27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016cm" svg:height="3.556cm" svg:x="18.819cm" svg:y="13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3.556cm" svg:x="17.719cm" svg:y="13.71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016cm" svg:x="21.13cm" svg:y="17.381cm">
          <draw:text-box>
            <text:p>1</text:p>
          </draw:text-box>
        </draw:frame>
        <draw:frame draw:style-name="gr9" draw:layer="layout" svg:width="0.853cm" svg:height="1.016cm" svg:x="20.131cm" svg:y="17.381cm">
          <draw:text-box>
            <text:p>2</text:p>
          </draw:text-box>
        </draw:frame>
        <draw:frame draw:style-name="gr9" draw:layer="layout" svg:width="0.853cm" svg:height="1.016cm" svg:x="18.931cm" svg:y="17.381cm">
          <draw:text-box>
            <text:p>3</text:p>
          </draw:text-box>
        </draw:frame>
        <draw:frame draw:style-name="gr9" draw:layer="layout" svg:width="0.853cm" svg:height="1.016cm" svg:x="17.831cm" svg:y="17.381cm">
          <draw:text-box>
            <text:p>4</text:p>
          </draw:text-box>
        </draw:frame>
        <draw:frame draw:style-name="gr3" draw:text-style-name="P2" draw:layer="layout" svg:width="7.669cm" svg:height="0.962cm" svg:x="16.064cm" svg:y="18.152cm">
          <draw:text-box>
            <text:p text:style-name="P2">Connector pin numbers</text:p>
          </draw:text-box>
        </draw:frame>
        <draw:line draw:style-name="gr6" draw:text-style-name="P1" draw:layer="layout" svg:x1="21.59cm" svg:y1="13.717cm" svg:x2="21.59cm" svg:y2="12.701cm">
          <text:p/>
        </draw:line>
        <draw:line draw:style-name="gr6" draw:text-style-name="P1" draw:layer="layout" svg:x1="21.59cm" svg:y1="12.701cm" svg:x2="26.924cm" svg:y2="12.701cm">
          <text:p/>
        </draw:line>
        <draw:frame draw:style-name="gr7" draw:text-style-name="P3" draw:layer="layout" svg:width="4.481cm" svg:height="2.384cm" svg:x="22.264cm" svg:y="12.857cm">
          <draw:text-box>
            <text:p text:style-name="P3">LED Cathode.</text:p>
            <text:p text:style-name="P3">Orange/White</text:p>
            <text:p text:style-name="P3"><text:s/>wire</text:p>
          </draw:text-box>
        </draw:frame>
        <draw:frame draw:style-name="gr7" draw:text-style-name="P3" draw:layer="layout" svg:width="3.884cm" svg:height="2.384cm" svg:x="20.214cm" svg:y="10.063cm">
          <draw:text-box>
            <text:p text:style-name="P3">LED Anode.</text:p>
            <text:p text:style-name="P3">Orange</text:p>
            <text:p text:style-name="P3">wire</text:p>
          </draw:text-box>
        </draw:frame>
        <draw:frame draw:style-name="gr7" draw:text-style-name="P3" draw:layer="layout" svg:width="6.949cm" svg:height="2.384cm" svg:x="19.428cm" svg:y="7.014cm">
          <draw:text-box>
            <text:p text:style-name="P3">Button Normally-Open.</text:p>
            <text:p text:style-name="P3">Blue</text:p>
            <text:p text:style-name="P3"><text:s/>wire</text:p>
          </draw:text-box>
        </draw:frame>
        <draw:frame draw:style-name="gr7" draw:text-style-name="P3" draw:layer="layout" svg:width="5.26cm" svg:height="2.384cm" svg:x="18.244cm" svg:y="4.343cm">
          <draw:text-box>
            <text:p text:style-name="P3">Button Common.</text:p>
            <text:p text:style-name="P3">Blue/White</text:p>
            <text:p text:style-name="P3"><text:s/>wire</text:p>
          </draw:text-box>
        </draw:frame>
        <draw:line draw:style-name="gr6" draw:text-style-name="P1" draw:layer="layout" svg:x1="26.821cm" svg:y1="10.063cm" svg:x2="20.32cm" svg:y2="10.063cm">
          <text:p/>
        </draw:line>
        <draw:line draw:style-name="gr6" draw:text-style-name="P1" draw:layer="layout" svg:x1="20.32cm" svg:y1="10.063cm" svg:x2="20.32cm" svg:y2="13.716cm">
          <text:p/>
        </draw:line>
        <draw:line draw:style-name="gr6" draw:text-style-name="P1" draw:layer="layout" svg:x1="26.924cm" svg:y1="7.014cm" svg:x2="19.304cm" svg:y2="7.014cm">
          <text:p/>
        </draw:line>
        <draw:line draw:style-name="gr6" draw:text-style-name="P1" draw:layer="layout" svg:x1="19.304cm" svg:y1="13.715cm" svg:x2="19.304cm" svg:y2="7.014cm">
          <text:p/>
        </draw:line>
        <draw:line draw:style-name="gr6" draw:text-style-name="P1" draw:layer="layout" svg:x1="18.288cm" svg:y1="13.715cm" svg:x2="18.288cm" svg:y2="4.343cm">
          <text:p/>
        </draw:line>
        <draw:line draw:style-name="gr6" draw:text-style-name="P1" draw:layer="layout" svg:x1="18.288cm" svg:y1="4.343cm" svg:x2="26.926cm" svg:y2="4.343cm">
          <text:p/>
        </draw:line>
        <draw:frame draw:style-name="gr3" draw:layer="layout" svg:width="14.493cm" svg:height="1.673cm" svg:x="0.254cm" svg:y="19.05cm">
          <draw:text-box>
            <text:p>Note: wire colors are from the 4-wire cable I used;</text:p>
            <text:p>your wire colors/markings will be different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d </meta:initial-creator>
    <meta:creation-date>2015-02-07T17:05:32</meta:creation-date>
    <meta:generator>LibreOffice/3.5$Linux_x86 LibreOffice_project/350m1$Build-2</meta:generator>
    <dc:date>2015-02-07T17:43:34</dc:date>
    <dc:creator>Brad </dc:creator>
    <meta:editing-duration>PT34M55S</meta:editing-duration>
    <meta:editing-cycles>11</meta:editing-cycles>
    <meta:document-statistic meta:object-count="91"/>
  </office:meta>
</office:document-meta>
</file>